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33"/>
    <style:style style:name="ce4" style:family="table-cell" style:parent-style-name="Default" style:data-style-name="N132"/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gr1" style:family="graphic">
      <style:graphic-properties draw:stroke="solid" svg:stroke-width="2.89pt" svg:stroke-color="#000000" draw:marker-start-width="9.98pt" draw:marker-end-width="9.98pt" draw:fill="none" draw:textarea-horizontal-align="center" draw:textarea-vertical-align="middle" fo:padding-top="1.42pt" fo:padding-bottom="1.42pt" fo:padding-left="1.42pt" fo:padding-right="1.42pt" draw:ole-draw-aspect="1"/>
    </style:style>
    <style:style style:name="gr2" style:family="graphic">
      <style:graphic-properties draw:stroke="solid" svg:stroke-width="2.89pt" svg:stroke-color="#000000" draw:marker-start-width="9.89pt" draw:marker-end-width="9.89pt" draw:fill="none" draw:textarea-horizontal-align="center" draw:textarea-vertical-align="middle" fo:padding-top="1.42pt" fo:padding-bottom="1.42pt" fo:padding-left="1.42pt" fo:padding-right="1.42pt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.22pt" svg:y="396.94pt">
            <draw:object draw:notify-on-update-of-ranges="Sheet1.A24:Sheet1.A24 Sheet1.A25:Sheet1.A29 Sheet1.B24:Sheet1.B24 Sheet1.B25:Sheet1.B29 Sheet1.C24:Sheet1.C24 Sheet1.C25:Sheet1.C29 Sheet1.D24:Sheet1.D24 Sheet1.D25:Sheet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532.46pt" svg:y="396.23pt">
            <draw:object draw:notify-on-update-of-ranges="Sheet1.I24:Sheet1.I24 Sheet1.I25:Sheet1.I27 Sheet1.J24:Sheet1.J24 Sheet1.J25:Sheet1.J27 Sheet1.K24:Sheet1.K24 Sheet1.K25:Sheet1.K27 Sheet1.L24:Sheet1.L24 Sheet1.L25:Sheet1.L27 Sheet1.M24:Sheet1.M24 Sheet1.M25:Sheet1.M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NVIDIA JETSON XAVIER SHARED MEMORY 4K IMAGE RESIZE PROFILING</text:p>
          </table:table-cell>
          <table:covered-table-cell table:number-columns-repeated="10"/>
          <table:covered-table-cell table:style-name="Default"/>
          <table:table-cell table:number-columns-repeated="6"/>
        </table:table-row>
        <table:table-row table:style-name="ro2">
          <table:table-cell table:number-columns-repeated="11"/>
          <table:table-cell table:style-name="Default"/>
          <table:table-cell table:number-columns-repeated="2"/>
          <table:table-cell table:style-name="ce5" office:value-type="string" calcext:value-type="string" table:number-columns-spanned="4" table:number-rows-spanned="7">
            <text:p>Created by: Hayden Morgan</text:p>
            <text:p>Date: 3/5/2020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VG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office:value-type="string" calcext:value-type="string">
            <text:p>STANDARD:SETUP</text:p>
          </table:table-cell>
          <table:table-cell table:style-name="ce2" office:value-type="float" office:value="0.000016225" calcext:value-type="float">
            <text:p>1.62E-05</text:p>
          </table:table-cell>
          <table:table-cell table:style-name="ce2" office:value-type="float" office:value="0.000018657" calcext:value-type="float">
            <text:p>1.87E-05</text:p>
          </table:table-cell>
          <table:table-cell table:style-name="ce2" office:value-type="float" office:value="0.000014881" calcext:value-type="float">
            <text:p>1.49E-05</text:p>
          </table:table-cell>
          <table:table-cell table:style-name="ce2" office:value-type="float" office:value="0.000017665" calcext:value-type="float">
            <text:p>1.77E-05</text:p>
          </table:table-cell>
          <table:table-cell table:style-name="ce2" office:value-type="float" office:value="0.000016097" calcext:value-type="float">
            <text:p>1.61E-05</text:p>
          </table:table-cell>
          <table:table-cell table:style-name="ce2" office:value-type="float" office:value="0.000015648" calcext:value-type="float">
            <text:p>1.56E-05</text:p>
          </table:table-cell>
          <table:table-cell table:style-name="ce2" office:value-type="float" office:value="0.000015745" calcext:value-type="float">
            <text:p>1.57E-05</text:p>
          </table:table-cell>
          <table:table-cell table:style-name="ce2" office:value-type="float" office:value="0.000017889" calcext:value-type="float">
            <text:p>1.79E-05</text:p>
          </table:table-cell>
          <table:table-cell table:style-name="ce2" office:value-type="float" office:value="0.00001632" calcext:value-type="float">
            <text:p>1.63E-05</text:p>
          </table:table-cell>
          <table:table-cell table:style-name="ce2" office:value-type="float" office:value="0.000018241" calcext:value-type="float">
            <text:p>1.82E-05</text:p>
          </table:table-cell>
          <table:table-cell table:formula="of:=AVERAGE([.B4:.K4])" office:value-type="float" office:value="0.0000167368" calcext:value-type="float">
            <text:p>0.00001674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office:value-type="string" calcext:value-type="string">
            <text:p>STANDARD:UPLOAD</text:p>
          </table:table-cell>
          <table:table-cell office:value-type="float" office:value="0.167221" calcext:value-type="float">
            <text:p>0.167221</text:p>
          </table:table-cell>
          <table:table-cell office:value-type="float" office:value="0.160659" calcext:value-type="float">
            <text:p>0.160659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65261" calcext:value-type="float">
            <text:p>0.165261</text:p>
          </table:table-cell>
          <table:table-cell office:value-type="float" office:value="0.171553" calcext:value-type="float">
            <text:p>0.171553</text:p>
          </table:table-cell>
          <table:table-cell office:value-type="float" office:value="0.166481" calcext:value-type="float">
            <text:p>0.166481</text:p>
          </table:table-cell>
          <table:table-cell office:value-type="float" office:value="0.165487" calcext:value-type="float">
            <text:p>0.165487</text:p>
          </table:table-cell>
          <table:table-cell office:value-type="float" office:value="0.166875" calcext:value-type="float">
            <text:p>0.166875</text:p>
          </table:table-cell>
          <table:table-cell office:value-type="float" office:value="0.148855" calcext:value-type="float">
            <text:p>0.148855</text:p>
          </table:table-cell>
          <table:table-cell office:value-type="float" office:value="0.170412" calcext:value-type="float">
            <text:p>0.170412</text:p>
          </table:table-cell>
          <table:table-cell table:formula="of:=AVERAGE([.B5:.K5])" office:value-type="float" office:value="0.1624847" calcext:value-type="float">
            <text:p>0.1624847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office:value-type="string" calcext:value-type="string">
            <text:p>STANDARD:RESIZE</text:p>
          </table:table-cell>
          <table:table-cell office:value-type="float" office:value="0.143036" calcext:value-type="float">
            <text:p>0.143036</text:p>
          </table:table-cell>
          <table:table-cell office:value-type="float" office:value="0.145774" calcext:value-type="float">
            <text:p>0.145774</text:p>
          </table:table-cell>
          <table:table-cell office:value-type="float" office:value="0.135298" calcext:value-type="float">
            <text:p>0.135298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154011" calcext:value-type="float">
            <text:p>0.154011</text:p>
          </table:table-cell>
          <table:table-cell office:value-type="float" office:value="0.151492" calcext:value-type="float">
            <text:p>0.151492</text:p>
          </table:table-cell>
          <table:table-cell office:value-type="float" office:value="0.146215" calcext:value-type="float">
            <text:p>0.146215</text:p>
          </table:table-cell>
          <table:table-cell office:value-type="float" office:value="0.144927" calcext:value-type="float">
            <text:p>0.144927</text:p>
          </table:table-cell>
          <table:table-cell office:value-type="float" office:value="0.141165" calcext:value-type="float">
            <text:p>0.141165</text:p>
          </table:table-cell>
          <table:table-cell office:value-type="float" office:value="0.142458" calcext:value-type="float">
            <text:p>0.142458</text:p>
          </table:table-cell>
          <table:table-cell table:formula="of:=AVERAGE([.B6:.K6])" office:value-type="float" office:value="0.1455765" calcext:value-type="float">
            <text:p>0.1455765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office:value-type="string" calcext:value-type="string">
            <text:p>STANDARD:ACCESS</text:p>
          </table:table-cell>
          <table:table-cell office:value-type="float" office:value="0.0183959" calcext:value-type="float">
            <text:p>0.0183959</text:p>
          </table:table-cell>
          <table:table-cell office:value-type="float" office:value="0.0209007" calcext:value-type="float">
            <text:p>0.0209007</text:p>
          </table:table-cell>
          <table:table-cell office:value-type="float" office:value="0.0172788" calcext:value-type="float">
            <text:p>0.0172788</text:p>
          </table:table-cell>
          <table:table-cell office:value-type="float" office:value="0.0186225" calcext:value-type="float">
            <text:p>0.0186225</text:p>
          </table:table-cell>
          <table:table-cell office:value-type="float" office:value="0.0200016" calcext:value-type="float">
            <text:p>0.0200016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215858" calcext:value-type="float">
            <text:p>0.0215858</text:p>
          </table:table-cell>
          <table:table-cell office:value-type="float" office:value="0.019069" calcext:value-type="float">
            <text:p>0.019069</text:p>
          </table:table-cell>
          <table:table-cell office:value-type="float" office:value="0.0166233" calcext:value-type="float">
            <text:p>0.0166233</text:p>
          </table:table-cell>
          <table:table-cell office:value-type="float" office:value="0.0210598" calcext:value-type="float">
            <text:p>0.0210598</text:p>
          </table:table-cell>
          <table:table-cell table:formula="of:=AVERAGE([.B7:.K7])" office:value-type="float" office:value="0.01936963" calcext:value-type="float">
            <text:p>0.01936963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office:value-type="string" calcext:value-type="string">
            <text:p>STANDARD:TOTAL</text:p>
          </table:table-cell>
          <table:table-cell office:value-type="float" office:value="0.329234" calcext:value-type="float">
            <text:p>0.329234</text:p>
          </table:table-cell>
          <table:table-cell office:value-type="float" office:value="0.327788" calcext:value-type="float">
            <text:p>0.327788</text:p>
          </table:table-cell>
          <table:table-cell office:value-type="float" office:value="0.294973" calcext:value-type="float">
            <text:p>0.294973</text:p>
          </table:table-cell>
          <table:table-cell office:value-type="float" office:value="0.335803" calcext:value-type="float">
            <text:p>0.335803</text:p>
          </table:table-cell>
          <table:table-cell office:value-type="float" office:value="0.346072" calcext:value-type="float">
            <text:p>0.346072</text:p>
          </table:table-cell>
          <table:table-cell office:value-type="float" office:value="0.33866" calcext:value-type="float">
            <text:p>0.33866</text:p>
          </table:table-cell>
          <table:table-cell office:value-type="float" office:value="0.333776" calcext:value-type="float">
            <text:p>0.333776</text:p>
          </table:table-cell>
          <table:table-cell office:value-type="float" office:value="0.331404" calcext:value-type="float">
            <text:p>0.331404</text:p>
          </table:table-cell>
          <table:table-cell office:value-type="float" office:value="0.307011" calcext:value-type="float">
            <text:p>0.307011</text:p>
          </table:table-cell>
          <table:table-cell office:value-type="float" office:value="0.335074" calcext:value-type="float">
            <text:p>0.335074</text:p>
          </table:table-cell>
          <table:table-cell table:formula="of:=AVERAGE([.B8:.K8])" office:value-type="float" office:value="0.3279795" calcext:value-type="float">
            <text:p>0.3279795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UNIFIED:SETUP</text:p>
          </table:table-cell>
          <table:table-cell office:value-type="float" office:value="0.00456412" calcext:value-type="float">
            <text:p>0.00456412</text:p>
          </table:table-cell>
          <table:table-cell office:value-type="float" office:value="0.00445971" calcext:value-type="float">
            <text:p>0.00445971</text:p>
          </table:table-cell>
          <table:table-cell office:value-type="float" office:value="0.00380448" calcext:value-type="float">
            <text:p>0.00380448</text:p>
          </table:table-cell>
          <table:table-cell office:value-type="float" office:value="0.00445347" calcext:value-type="float">
            <text:p>0.00445347</text:p>
          </table:table-cell>
          <table:table-cell office:value-type="float" office:value="0.0050238" calcext:value-type="float">
            <text:p>0.0050238</text:p>
          </table:table-cell>
          <table:table-cell office:value-type="float" office:value="0.00465899" calcext:value-type="float">
            <text:p>0.00465899</text:p>
          </table:table-cell>
          <table:table-cell office:value-type="float" office:value="0.00474139" calcext:value-type="float">
            <text:p>0.00474139</text:p>
          </table:table-cell>
          <table:table-cell office:value-type="float" office:value="0.00457444" calcext:value-type="float">
            <text:p>0.00457444</text:p>
          </table:table-cell>
          <table:table-cell office:value-type="float" office:value="0.0060603" calcext:value-type="float">
            <text:p>0.0060603</text:p>
          </table:table-cell>
          <table:table-cell office:value-type="float" office:value="0.00540228" calcext:value-type="float">
            <text:p>0.00540228</text:p>
          </table:table-cell>
          <table:table-cell table:formula="of:=AVERAGE([.B10:.K10])" office:value-type="float" office:value="0.004774298" calcext:value-type="float">
            <text:p>0.00477430</text:p>
          </table:table-cell>
          <table:table-cell table:number-columns-repeated="2"/>
          <table:table-cell table:style-name="ce6" office:value-type="string" calcext:value-type="string" table:number-columns-spanned="4" table:number-rows-spanned="1">
            <text:p>TOTAL RELATIVE PERFORMANCE PERCENTAGE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<text:span text:style-name="T1">UNIFIED</text:span>:UPLOAD</text:p>
          </table:table-cell>
          <table:table-cell office:value-type="float" office:value="0.0457554" calcext:value-type="float">
            <text:p>0.0457554</text:p>
          </table:table-cell>
          <table:table-cell office:value-type="float" office:value="0.045103" calcext:value-type="float">
            <text:p>0.045103</text:p>
          </table:table-cell>
          <table:table-cell office:value-type="float" office:value="0.0430258" calcext:value-type="float">
            <text:p>0.0430258</text:p>
          </table:table-cell>
          <table:table-cell office:value-type="float" office:value="0.0509198" calcext:value-type="float">
            <text:p>0.0509198</text:p>
          </table:table-cell>
          <table:table-cell office:value-type="float" office:value="0.0452913" calcext:value-type="float">
            <text:p>0.0452913</text:p>
          </table:table-cell>
          <table:table-cell office:value-type="float" office:value="0.0519054" calcext:value-type="float">
            <text:p>0.0519054</text:p>
          </table:table-cell>
          <table:table-cell office:value-type="float" office:value="0.0472868" calcext:value-type="float">
            <text:p>0.0472868</text:p>
          </table:table-cell>
          <table:table-cell office:value-type="float" office:value="0.0521431" calcext:value-type="float">
            <text:p>0.0521431</text:p>
          </table:table-cell>
          <table:table-cell office:value-type="float" office:value="0.0468665" calcext:value-type="float">
            <text:p>0.0468665</text:p>
          </table:table-cell>
          <table:table-cell office:value-type="float" office:value="0.0463356" calcext:value-type="float">
            <text:p>0.0463356</text:p>
          </table:table-cell>
          <table:table-cell table:formula="of:=AVERAGE([.B11:.K11])" office:value-type="float" office:value="0.04746327" calcext:value-type="float">
            <text:p>0.04746327</text:p>
          </table:table-cell>
          <table:table-cell table:number-columns-repeated="3"/>
          <table:table-cell office:value-type="string" calcext:value-type="string">
            <text:p>STD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IN</text:p>
          </table:table-cell>
        </table:table-row>
        <table:table-row table:style-name="ro2">
          <table:table-cell office:value-type="string" calcext:value-type="string">
            <text:p><text:span text:style-name="T1">UNIFIED</text:span>:RESIZE</text:p>
          </table:table-cell>
          <table:table-cell office:value-type="float" office:value="0.00612988" calcext:value-type="float">
            <text:p>0.00612988</text:p>
          </table:table-cell>
          <table:table-cell office:value-type="float" office:value="0.00788562" calcext:value-type="float">
            <text:p>0.00788562</text:p>
          </table:table-cell>
          <table:table-cell office:value-type="float" office:value="0.00392574" calcext:value-type="float">
            <text:p>0.00392574</text:p>
          </table:table-cell>
          <table:table-cell office:value-type="float" office:value="0.00497238" calcext:value-type="float">
            <text:p>0.00497238</text:p>
          </table:table-cell>
          <table:table-cell office:value-type="float" office:value="0.00345577" calcext:value-type="float">
            <text:p>0.00345577</text:p>
          </table:table-cell>
          <table:table-cell office:value-type="float" office:value="0.00352383" calcext:value-type="float">
            <text:p>0.00352383</text:p>
          </table:table-cell>
          <table:table-cell office:value-type="float" office:value="0.00772223" calcext:value-type="float">
            <text:p>0.00772223</text:p>
          </table:table-cell>
          <table:table-cell office:value-type="float" office:value="0.00374519" calcext:value-type="float">
            <text:p>0.00374519</text:p>
          </table:table-cell>
          <table:table-cell office:value-type="float" office:value="0.00404808" calcext:value-type="float">
            <text:p>0.00404808</text:p>
          </table:table-cell>
          <table:table-cell office:value-type="float" office:value="0.00605911" calcext:value-type="float">
            <text:p>0.00605911</text:p>
          </table:table-cell>
          <table:table-cell table:formula="of:=AVERAGE([.B12:.K12])" office:value-type="float" office:value="0.005146783" calcext:value-type="float">
            <text:p>0.00514678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7" table:formula="of:=[.L8]/[.L8]" office:value-type="percentage" office:value="1" calcext:value-type="percentage">
            <text:p>100.00%</text:p>
          </table:table-cell>
          <table:table-cell table:style-name="ce7" table:formula="of:=[.L8]/[.L14]" office:value-type="percentage" office:value="4.4840001421845" calcext:value-type="percentage">
            <text:p>448.40%</text:p>
          </table:table-cell>
          <table:table-cell table:style-name="ce7" table:formula="of:=[.L8]/[.L20]" office:value-type="percentage" office:value="4.69498175284358" calcext:value-type="percentage">
            <text:p>469.50%</text:p>
          </table:table-cell>
        </table:table-row>
        <table:table-row table:style-name="ro2">
          <table:table-cell office:value-type="string" calcext:value-type="string">
            <text:p><text:span text:style-name="T1">UNIFIED</text:span>:ACCESS</text:p>
          </table:table-cell>
          <table:table-cell office:value-type="float" office:value="0.0152894" calcext:value-type="float">
            <text:p>0.0152894</text:p>
          </table:table-cell>
          <table:table-cell office:value-type="float" office:value="0.0174219" calcext:value-type="float">
            <text:p>0.0174219</text:p>
          </table:table-cell>
          <table:table-cell office:value-type="float" office:value="0.0100374" calcext:value-type="float">
            <text:p>0.0100374</text:p>
          </table:table-cell>
          <table:table-cell office:value-type="float" office:value="0.0168563" calcext:value-type="float">
            <text:p>0.0168563</text:p>
          </table:table-cell>
          <table:table-cell office:value-type="float" office:value="0.0120555" calcext:value-type="float">
            <text:p>0.0120555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0.0148942" calcext:value-type="float">
            <text:p>0.0148942</text:p>
          </table:table-cell>
          <table:table-cell office:value-type="float" office:value="0.0169306" calcext:value-type="float">
            <text:p>0.0169306</text:p>
          </table:table-cell>
          <table:table-cell office:value-type="float" office:value="0.0165663" calcext:value-type="float">
            <text:p>0.0165663</text:p>
          </table:table-cell>
          <table:table-cell office:value-type="float" office:value="0.0110291" calcext:value-type="float">
            <text:p>0.0110291</text:p>
          </table:table-cell>
          <table:table-cell table:formula="of:=AVERAGE([.B13:.K13])" office:value-type="float" office:value="0.01520587" calcext:value-type="float">
            <text:p>0.01520587</text:p>
          </table:table-cell>
          <table:table-cell table:number-columns-repeated="2"/>
          <table:table-cell office:value-type="string" calcext:value-type="string">
            <text:p>UNI</text:p>
          </table:table-cell>
          <table:table-cell table:style-name="ce7" table:formula="of:=[.L14]/[.L8]" office:value-type="percentage" office:value="0.223015157959568" calcext:value-type="percentage">
            <text:p>22.30%</text:p>
          </table:table-cell>
          <table:table-cell table:style-name="ce7" table:formula="of:=[.L14]/[.L14]" office:value-type="percentage" office:value="1" calcext:value-type="percentage">
            <text:p>100.00%</text:p>
          </table:table-cell>
          <table:table-cell table:style-name="ce7" table:formula="of:=[.L14]/[.L20]" office:value-type="percentage" office:value="1.0470520972277" calcext:value-type="percentage">
            <text:p>104.71%</text:p>
          </table:table-cell>
        </table:table-row>
        <table:table-row table:style-name="ro2">
          <table:table-cell office:value-type="string" calcext:value-type="string">
            <text:p><text:span text:style-name="T1">UNIFIED</text:span>:TOTAL</text:p>
          </table:table-cell>
          <table:table-cell office:value-type="float" office:value="0.0723871" calcext:value-type="float">
            <text:p>0.0723871</text:p>
          </table:table-cell>
          <table:table-cell office:value-type="float" office:value="0.0754292" calcext:value-type="float">
            <text:p>0.0754292</text:p>
          </table:table-cell>
          <table:table-cell office:value-type="float" office:value="0.0611324" calcext:value-type="float">
            <text:p>0.0611324</text:p>
          </table:table-cell>
          <table:table-cell office:value-type="float" office:value="0.0776423" calcext:value-type="float">
            <text:p>0.0776423</text:p>
          </table:table-cell>
          <table:table-cell office:value-type="float" office:value="0.0663888" calcext:value-type="float">
            <text:p>0.0663888</text:p>
          </table:table-cell>
          <table:table-cell office:value-type="float" office:value="0.0818239" calcext:value-type="float">
            <text:p>0.0818239</text:p>
          </table:table-cell>
          <table:table-cell office:value-type="float" office:value="0.0751795" calcext:value-type="float">
            <text:p>0.0751795</text:p>
          </table:table-cell>
          <table:table-cell office:value-type="float" office:value="0.0780467" calcext:value-type="float">
            <text:p>0.0780467</text:p>
          </table:table-cell>
          <table:table-cell office:value-type="float" office:value="0.0740785" calcext:value-type="float">
            <text:p>0.0740785</text:p>
          </table:table-cell>
          <table:table-cell office:value-type="float" office:value="0.0693356" calcext:value-type="float">
            <text:p>0.0693356</text:p>
          </table:table-cell>
          <table:table-cell table:formula="of:=AVERAGE([.B14:.K14])" office:value-type="float" office:value="0.0731444" calcext:value-type="float">
            <text:p>0.07314440</text:p>
          </table:table-cell>
          <table:table-cell table:number-columns-repeated="2"/>
          <table:table-cell office:value-type="string" calcext:value-type="string">
            <text:p>PIN</text:p>
          </table:table-cell>
          <table:table-cell table:style-name="ce7" table:formula="of:=[.L20]/[.L8]" office:value-type="percentage" office:value="0.212993373061426" calcext:value-type="percentage">
            <text:p>21.30%</text:p>
          </table:table-cell>
          <table:table-cell table:style-name="ce7" table:formula="of:=[.L20]/[.L14]" office:value-type="percentage" office:value="0.955062315091791" calcext:value-type="percentage">
            <text:p>95.51%</text:p>
          </table:table-cell>
          <table:table-cell table:style-name="ce7" table:formula="of:=[.L20]/[.L20]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PINNED:SETUP</text:p>
          </table:table-cell>
          <table:table-cell office:value-type="float" office:value="0.00773974" calcext:value-type="float">
            <text:p>0.00773974</text:p>
          </table:table-cell>
          <table:table-cell office:value-type="float" office:value="0.0185074" calcext:value-type="float">
            <text:p>0.0185074</text:p>
          </table:table-cell>
          <table:table-cell office:value-type="float" office:value="0.00862069" calcext:value-type="float">
            <text:p>0.00862069</text:p>
          </table:table-cell>
          <table:table-cell office:value-type="float" office:value="0.00783593" calcext:value-type="float">
            <text:p>0.00783593</text:p>
          </table:table-cell>
          <table:table-cell office:value-type="float" office:value="0.00671594" calcext:value-type="float">
            <text:p>0.00671594</text:p>
          </table:table-cell>
          <table:table-cell office:value-type="float" office:value="0.00843717" calcext:value-type="float">
            <text:p>0.00843717</text:p>
          </table:table-cell>
          <table:table-cell office:value-type="float" office:value="0.00855685" calcext:value-type="float">
            <text:p>0.00855685</text:p>
          </table:table-cell>
          <table:table-cell office:value-type="float" office:value="0.00623432" calcext:value-type="float">
            <text:p>0.00623432</text:p>
          </table:table-cell>
          <table:table-cell office:value-type="float" office:value="0.0043424" calcext:value-type="float">
            <text:p>0.0043424</text:p>
          </table:table-cell>
          <table:table-cell office:value-type="float" office:value="0.00938697" calcext:value-type="float">
            <text:p>0.00938697</text:p>
          </table:table-cell>
          <table:table-cell table:formula="of:=AVERAGE([.B16:.K16])" office:value-type="float" office:value="0.008637741" calcext:value-type="float">
            <text:p>0.0086377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2">PINNED</text:span>:UPLOAD</text:p>
          </table:table-cell>
          <table:table-cell office:value-type="float" office:value="0.0469461" calcext:value-type="float">
            <text:p>0.0469461</text:p>
          </table:table-cell>
          <table:table-cell office:value-type="float" office:value="0.0472948" calcext:value-type="float">
            <text:p>0.0472948</text:p>
          </table:table-cell>
          <table:table-cell office:value-type="float" office:value="0.0420189" calcext:value-type="float">
            <text:p>0.0420189</text:p>
          </table:table-cell>
          <table:table-cell office:value-type="float" office:value="0.0482056" calcext:value-type="float">
            <text:p>0.0482056</text:p>
          </table:table-cell>
          <table:table-cell office:value-type="float" office:value="0.0425866" calcext:value-type="float">
            <text:p>0.0425866</text:p>
          </table:table-cell>
          <table:table-cell office:value-type="float" office:value="0.0551743" calcext:value-type="float">
            <text:p>0.0551743</text:p>
          </table:table-cell>
          <table:table-cell office:value-type="float" office:value="0.044225" calcext:value-type="float">
            <text:p>0.044225</text:p>
          </table:table-cell>
          <table:table-cell office:value-type="float" office:value="0.0442222" calcext:value-type="float">
            <text:p>0.0442222</text:p>
          </table:table-cell>
          <table:table-cell office:value-type="float" office:value="0.0403392" calcext:value-type="float">
            <text:p>0.0403392</text:p>
          </table:table-cell>
          <table:table-cell office:value-type="float" office:value="0.0462252" calcext:value-type="float">
            <text:p>0.0462252</text:p>
          </table:table-cell>
          <table:table-cell table:formula="of:=AVERAGE([.B17:.K17])" office:value-type="float" office:value="0.04572379" calcext:value-type="float">
            <text:p>0.045723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2">PINNED</text:span>:RESIZE</text:p>
          </table:table-cell>
          <table:table-cell office:value-type="float" office:value="0.0065827" calcext:value-type="float">
            <text:p>0.0065827</text:p>
          </table:table-cell>
          <table:table-cell office:value-type="float" office:value="0.00393579" calcext:value-type="float">
            <text:p>0.00393579</text:p>
          </table:table-cell>
          <table:table-cell office:value-type="float" office:value="0.00368038" calcext:value-type="float">
            <text:p>0.00368038</text:p>
          </table:table-cell>
          <table:table-cell office:value-type="float" office:value="0.00951997" calcext:value-type="float">
            <text:p>0.00951997</text:p>
          </table:table-cell>
          <table:table-cell office:value-type="float" office:value="0.00538817" calcext:value-type="float">
            <text:p>0.00538817</text:p>
          </table:table-cell>
          <table:table-cell office:value-type="float" office:value="0.0060217" calcext:value-type="float">
            <text:p>0.0060217</text:p>
          </table:table-cell>
          <table:table-cell office:value-type="float" office:value="0.00589914" calcext:value-type="float">
            <text:p>0.00589914</text:p>
          </table:table-cell>
          <table:table-cell office:value-type="float" office:value="0.0051937" calcext:value-type="float">
            <text:p>0.0051937</text:p>
          </table:table-cell>
          <table:table-cell office:value-type="float" office:value="0.00275014" calcext:value-type="float">
            <text:p>0.00275014</text:p>
          </table:table-cell>
          <table:table-cell office:value-type="float" office:value="0.00946755" calcext:value-type="float">
            <text:p>0.00946755</text:p>
          </table:table-cell>
          <table:table-cell table:formula="of:=AVERAGE([.B18:.K18])" office:value-type="float" office:value="0.005843924" calcext:value-type="float">
            <text:p>0.005843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2">PINNED</text:span>:ACCESS</text:p>
          </table:table-cell>
          <table:table-cell office:value-type="float" office:value="0.0118223" calcext:value-type="float">
            <text:p>0.0118223</text:p>
          </table:table-cell>
          <table:table-cell office:value-type="float" office:value="0.00831409" calcext:value-type="float">
            <text:p>0.00831409</text:p>
          </table:table-cell>
          <table:table-cell office:value-type="float" office:value="0.00641858" calcext:value-type="float">
            <text:p>0.00641858</text:p>
          </table:table-cell>
          <table:table-cell office:value-type="float" office:value="0.00687512" calcext:value-type="float">
            <text:p>0.00687512</text:p>
          </table:table-cell>
          <table:table-cell office:value-type="float" office:value="0.0123114" calcext:value-type="float">
            <text:p>0.0123114</text:p>
          </table:table-cell>
          <table:table-cell office:value-type="float" office:value="0.0147677" calcext:value-type="float">
            <text:p>0.0147677</text:p>
          </table:table-cell>
          <table:table-cell office:value-type="float" office:value="0.00596205" calcext:value-type="float">
            <text:p>0.00596205</text:p>
          </table:table-cell>
          <table:table-cell office:value-type="float" office:value="0.0081224" calcext:value-type="float">
            <text:p>0.0081224</text:p>
          </table:table-cell>
          <table:table-cell office:value-type="float" office:value="0.00648019" calcext:value-type="float">
            <text:p>0.00648019</text:p>
          </table:table-cell>
          <table:table-cell office:value-type="float" office:value="0.0102091" calcext:value-type="float">
            <text:p>0.0102091</text:p>
          </table:table-cell>
          <table:table-cell table:formula="of:=AVERAGE([.B19:.K19])" office:value-type="float" office:value="0.009128293" calcext:value-type="float">
            <text:p>0.009128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2">PINNED</text:span>:TOTAL</text:p>
          </table:table-cell>
          <table:table-cell office:value-type="float" office:value="0.0736406" calcext:value-type="float">
            <text:p>0.0736406</text:p>
          </table:table-cell>
          <table:table-cell office:value-type="float" office:value="0.0785882" calcext:value-type="float">
            <text:p>0.0785882</text:p>
          </table:table-cell>
          <table:table-cell office:value-type="float" office:value="0.0611726" calcext:value-type="float">
            <text:p>0.0611726</text:p>
          </table:table-cell>
          <table:table-cell office:value-type="float" office:value="0.0729296" calcext:value-type="float">
            <text:p>0.0729296</text:p>
          </table:table-cell>
          <table:table-cell office:value-type="float" office:value="0.0676399" calcext:value-type="float">
            <text:p>0.0676399</text:p>
          </table:table-cell>
          <table:table-cell office:value-type="float" office:value="0.0852464" calcext:value-type="float">
            <text:p>0.0852464</text:p>
          </table:table-cell>
          <table:table-cell office:value-type="float" office:value="0.0650821" calcext:value-type="float">
            <text:p>0.0650821</text:p>
          </table:table-cell>
          <table:table-cell office:value-type="float" office:value="0.0642159" calcext:value-type="float">
            <text:p>0.0642159</text:p>
          </table:table-cell>
          <table:table-cell office:value-type="float" office:value="0.0543481" calcext:value-type="float">
            <text:p>0.0543481</text:p>
          </table:table-cell>
          <table:table-cell office:value-type="float" office:value="0.0757112" calcext:value-type="float">
            <text:p>0.0757112</text:p>
          </table:table-cell>
          <table:table-cell table:formula="of:=AVERAGE([.B20:.K20])" office:value-type="float" office:value="0.06985746" calcext:value-type="float">
            <text:p>0.06985746</text:p>
          </table:table-cell>
          <table:table-cell table:number-columns-repeated="6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11"/>
          <table:table-cell table:style-name="Default"/>
          <table:table-cell table:number-columns-repeated="6"/>
        </table:table-row>
        <table:table-row table:style-name="ro2"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UNIFIED</text:p>
          </table:table-cell>
          <table:table-cell office:value-type="string" calcext:value-type="string">
            <text:p>PINNED</text:p>
          </table:table-cell>
          <table:table-cell table:number-columns-repeated="5"/>
          <table:table-cell office:value-type="string" calcext:value-type="string">
            <text:p>SETUP</text:p>
          </table:table-cell>
          <table:table-cell office:value-type="string" calcext:value-type="string">
            <text:p>UPLOAD</text:p>
          </table:table-cell>
          <table:table-cell table:style-name="Default" office:value-type="string" calcext:value-type="string">
            <text:p>RESIZE</text:p>
          </table:table-cell>
          <table:table-cell office:value-type="string" calcext:value-type="string">
            <text:p>ACCE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UP</text:p>
          </table:table-cell>
          <table:table-cell table:style-name="ce3" table:formula="of:=[.L4]" office:value-type="float" office:value="0.0000167368" calcext:value-type="float">
            <text:p>0.000016737</text:p>
          </table:table-cell>
          <table:table-cell table:style-name="ce3" table:formula="of:=[.L10]" office:value-type="float" office:value="0.004774298" calcext:value-type="float">
            <text:p>0.004774298</text:p>
          </table:table-cell>
          <table:table-cell table:style-name="ce3" table:formula="of:=[.L16]" office:value-type="float" office:value="0.008637741" calcext:value-type="float">
            <text:p>0.008637741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STANDARD</text:p>
          </table:table-cell>
          <table:table-cell table:style-name="ce3" table:formula="of:=[.L4]" office:value-type="float" office:value="0.0000167368" calcext:value-type="float">
            <text:p>0.000016737</text:p>
          </table:table-cell>
          <table:table-cell table:style-name="ce3" table:formula="of:=[.L5]" office:value-type="float" office:value="0.1624847" calcext:value-type="float">
            <text:p>0.162484700</text:p>
          </table:table-cell>
          <table:table-cell table:style-name="ce3" table:formula="of:=[.L6]" office:value-type="float" office:value="0.1455765" calcext:value-type="float">
            <text:p>0.145576500</text:p>
          </table:table-cell>
          <table:table-cell table:style-name="ce3" table:formula="of:=[.L7]" office:value-type="float" office:value="0.01936963" calcext:value-type="float">
            <text:p>0.0193696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LOAD</text:p>
          </table:table-cell>
          <table:table-cell table:style-name="ce3" table:formula="of:=[.L5]" office:value-type="float" office:value="0.1624847" calcext:value-type="float">
            <text:p>0.162484700</text:p>
          </table:table-cell>
          <table:table-cell table:style-name="ce3" table:formula="of:=[.L11]" office:value-type="float" office:value="0.04746327" calcext:value-type="float">
            <text:p>0.047463270</text:p>
          </table:table-cell>
          <table:table-cell table:style-name="ce3" table:formula="of:=[.L17]" office:value-type="float" office:value="0.04572379" calcext:value-type="float">
            <text:p>0.045723790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UNIFIED</text:p>
          </table:table-cell>
          <table:table-cell table:style-name="ce3" table:formula="of:=[.L10]" office:value-type="float" office:value="0.004774298" calcext:value-type="float">
            <text:p>0.004774298</text:p>
          </table:table-cell>
          <table:table-cell table:style-name="ce3" table:formula="of:=[.L11]" office:value-type="float" office:value="0.04746327" calcext:value-type="float">
            <text:p>0.047463270</text:p>
          </table:table-cell>
          <table:table-cell table:style-name="ce3" table:formula="of:=[.L12]" office:value-type="float" office:value="0.005146783" calcext:value-type="float">
            <text:p>0.005146783</text:p>
          </table:table-cell>
          <table:table-cell table:style-name="ce3" table:formula="of:=[.L13]" office:value-type="float" office:value="0.01520587" calcext:value-type="float">
            <text:p>0.0152058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IZE</text:p>
          </table:table-cell>
          <table:table-cell table:style-name="ce3" table:formula="of:=[.L6]" office:value-type="float" office:value="0.1455765" calcext:value-type="float">
            <text:p>0.145576500</text:p>
          </table:table-cell>
          <table:table-cell table:style-name="ce3" table:formula="of:=[.L12]" office:value-type="float" office:value="0.005146783" calcext:value-type="float">
            <text:p>0.005146783</text:p>
          </table:table-cell>
          <table:table-cell table:style-name="ce3" table:formula="of:=[.L18]" office:value-type="float" office:value="0.005843924" calcext:value-type="float">
            <text:p>0.005843924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PINNED</text:p>
          </table:table-cell>
          <table:table-cell table:style-name="ce3" table:formula="of:=[.L16]" office:value-type="float" office:value="0.008637741" calcext:value-type="float">
            <text:p>0.008637741</text:p>
          </table:table-cell>
          <table:table-cell table:style-name="ce3" table:formula="of:=[.L17]" office:value-type="float" office:value="0.04572379" calcext:value-type="float">
            <text:p>0.045723790</text:p>
          </table:table-cell>
          <table:table-cell table:style-name="ce3" table:formula="of:=[.L18]" office:value-type="float" office:value="0.005843924" calcext:value-type="float">
            <text:p>0.005843924</text:p>
          </table:table-cell>
          <table:table-cell table:style-name="ce3" table:formula="of:=[.L19]" office:value-type="float" office:value="0.009128293" calcext:value-type="float">
            <text:p>0.0091282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CESS</text:p>
          </table:table-cell>
          <table:table-cell table:style-name="ce3" table:formula="of:=[.L7]" office:value-type="float" office:value="0.01936963" calcext:value-type="float">
            <text:p>0.019369630</text:p>
          </table:table-cell>
          <table:table-cell table:style-name="ce3" table:formula="of:=[.L13]" office:value-type="float" office:value="0.01520587" calcext:value-type="float">
            <text:p>0.015205870</text:p>
          </table:table-cell>
          <table:table-cell table:style-name="ce3" table:formula="of:=[.L19]" office:value-type="float" office:value="0.009128293" calcext:value-type="float">
            <text:p>0.009128293</text:p>
          </table:table-cell>
          <table:table-cell table:number-columns-repeated="5"/>
          <table:table-cell table:style-name="ce2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style-name="ce3" table:formula="of:=[.L8]" office:value-type="float" office:value="0.3279795" calcext:value-type="float">
            <text:p>0.327979500</text:p>
          </table:table-cell>
          <table:table-cell table:style-name="ce3" table:formula="of:=[.L14]" office:value-type="float" office:value="0.0731444" calcext:value-type="float">
            <text:p>0.073144400</text:p>
          </table:table-cell>
          <table:table-cell table:style-name="ce3" table:formula="of:=[.L20]" office:value-type="float" office:value="0.06985746" calcext:value-type="float">
            <text:p>0.069857460</text:p>
          </table:table-cell>
          <table:table-cell table:number-columns-repeated="5"/>
          <table:table-cell table:style-name="ce2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number:number-style style:name="N134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25:47.407644573</meta:creation-date>
    <dc:date>2020-03-05T13:30:55.117074287</dc:date>
    <meta:editing-duration>PT43M11S</meta:editing-duration>
    <meta:editing-cycles>12</meta:editing-cycles>
    <meta:generator>LibreOffice/6.0.7.3$Linux_AARCH64 LibreOffice_project/00m0$Build-3</meta:generator>
    <meta:document-statistic meta:table-count="1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3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03cm" svg:y="0.316cm" chart:style-name="ch2">
          <text:p>AVERAGE MEMORY MANAGEMENT PROFILING</text:p>
        </chart:title>
        <chart:legend chart:legend-position="end" svg:x="12.777cm" svg:y="3.703cm" style:legend-expansion="high" chart:style-name="ch3"/>
        <chart:plot-area chart:style-name="ch4" table:cell-range-address="Sheet1.A24:Sheet1.D29" chart:data-source-has-labels="both" svg:x="1.331cm" svg:y="1.275cm" svg:width="11.126cm" svg:height="6.564cm">
          <chartooo:coordinate-region svg:x="3.54cm" svg:y="1.474cm" svg:width="8.36cm" svg:height="5.718cm"/>
          <chart:axis chart:dimension="x" chart:name="primary-x" chart:style-name="ch5" chartooo:axis-type="auto">
            <chartooo:date-scale/>
            <chart:title svg:x="6.546cm" svg:y="8.019cm" chart:style-name="ch6">
              <text:p>task</text:p>
            </chart:title>
            <chart:categories table:cell-range-address="Sheet1.A25:Sheet1.A29"/>
          </chart:axis>
          <chart:axis chart:dimension="y" chart:name="primary-y" chart:style-name="ch7">
            <chart:title svg:x="0.451cm" svg:y="5.143cm" chart:style-name="ch8">
              <text:p>time (s)</text:p>
            </chart:title>
            <chart:grid chart:style-name="ch9" chart:class="major"/>
          </chart:axis>
          <chart:series chart:style-name="ch10" chart:values-cell-range-address="Sheet1.B25:Sheet1.B29" chart:label-cell-address="Sheet1.B24:Sheet1.B24" chart:class="chart:line">
            <chart:data-point chart:repeated="5"/>
          </chart:series>
          <chart:series chart:style-name="ch11" chart:values-cell-range-address="Sheet1.C25:Sheet1.C29" chart:label-cell-address="Sheet1.C24:Sheet1.C24" chart:class="chart:line">
            <chart:data-point chart:repeated="5"/>
          </chart:series>
          <chart:series chart:style-name="ch12" chart:values-cell-range-address="Sheet1.D25:Sheet1.D29" chart:label-cell-address="Sheet1.D24:Sheet1.D2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  <draw:g>
                  <svg:desc>Sheet1.B24:Sheet1.B24</svg:desc>
                </draw:g>
              </table:table-cell>
              <table:table-cell office:value-type="string">
                <text:p>UNIFIED</text:p>
                <draw:g>
                  <svg:desc>Sheet1.C24:Sheet1.C24</svg:desc>
                </draw:g>
              </table:table-cell>
              <table:table-cell office:value-type="string">
                <text:p>PINNED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P</text:p>
                <draw:g>
                  <svg:desc>Sheet1.A25:Sheet1.A29</svg:desc>
                </draw:g>
              </table:table-cell>
              <table:table-cell office:value-type="float" office:value="0.0000167368">
                <text:p>0.0000167368</text:p>
                <draw:g>
                  <svg:desc>Sheet1.B25:Sheet1.B29</svg:desc>
                </draw:g>
              </table:table-cell>
              <table:table-cell office:value-type="float" office:value="0.004774298">
                <text:p>0.004774298</text:p>
                <draw:g>
                  <svg:desc>Sheet1.C25:Sheet1.C29</svg:desc>
                </draw:g>
              </table:table-cell>
              <table:table-cell office:value-type="float" office:value="0.008637741">
                <text:p>0.008637741</text:p>
                <draw:g>
                  <svg:desc>Sheet1.D25:Sheet1.D29</svg:desc>
                </draw:g>
              </table:table-cell>
            </table:table-row>
            <table:table-row>
              <table:table-cell office:value-type="string">
                <text:p>UPLOAD</text:p>
              </table:table-cell>
              <table:table-cell office:value-type="float" office:value="0.1624847">
                <text:p>0.1624847</text:p>
              </table:table-cell>
              <table:table-cell office:value-type="float" office:value="0.04746327">
                <text:p>0.04746327</text:p>
              </table:table-cell>
              <table:table-cell office:value-type="float" office:value="0.04572379">
                <text:p>0.04572379</text:p>
              </table:table-cell>
            </table:table-row>
            <table:table-row>
              <table:table-cell office:value-type="string">
                <text:p>RESIZE</text:p>
              </table:table-cell>
              <table:table-cell office:value-type="float" office:value="0.1455765">
                <text:p>0.1455765</text:p>
              </table:table-cell>
              <table:table-cell office:value-type="float" office:value="0.005146783">
                <text:p>0.005146783</text:p>
              </table:table-cell>
              <table:table-cell office:value-type="float" office:value="0.005843924">
                <text:p>0.005843924</text:p>
              </table:table-cell>
            </table:table-row>
            <table:table-row>
              <table:table-cell office:value-type="string">
                <text:p>ACCESS</text:p>
              </table:table-cell>
              <table:table-cell office:value-type="float" office:value="0.01936963">
                <text:p>0.01936963</text:p>
              </table:table-cell>
              <table:table-cell office:value-type="float" office:value="0.01520587">
                <text:p>0.01520587</text:p>
              </table:table-cell>
              <table:table-cell office:value-type="float" office:value="0.009128293">
                <text:p>0.009128293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0.3279795">
                <text:p>0.3279795</text:p>
              </table:table-cell>
              <table:table-cell office:value-type="float" office:value="0.0731444">
                <text:p>0.0731444</text:p>
              </table:table-cell>
              <table:table-cell office:value-type="float" office:value="0.06985746">
                <text:p>0.06985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3">
      <number:number number:decimal-places="9" loext:min-decimal-places="9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2.413cm" svg:y="0.316cm" chart:style-name="ch2">
          <text:p>STACKED MEMORY MANAGEMENT PERFORMANCE</text:p>
        </chart:title>
        <chart:legend chart:legend-position="end" svg:x="13.816cm" svg:y="3.454cm" style:legend-expansion="high" chart:style-name="ch3"/>
        <chart:plot-area chart:style-name="ch4" table:cell-range-address="Sheet1.I24:Sheet1.M27" chart:data-source-has-labels="both" svg:x="1.331cm" svg:y="1.275cm" svg:width="12.165cm" svg:height="6.564cm">
          <chartooo:coordinate-region svg:x="3.54cm" svg:y="1.474cm" svg:width="9.306cm" svg:height="5.718cm"/>
          <chart:axis chart:dimension="x" chart:name="primary-x" chart:style-name="ch5" chartooo:axis-type="auto">
            <chartooo:date-scale/>
            <chart:title svg:x="6.708cm" svg:y="8.019cm" chart:style-name="ch6">
              <text:p>manager</text:p>
            </chart:title>
            <chart:categories table:cell-range-address="Sheet1.I25:Sheet1.I27"/>
          </chart:axis>
          <chart:axis chart:dimension="y" chart:name="primary-y" chart:style-name="ch7">
            <chart:title svg:x="0.451cm" svg:y="5.143cm" chart:style-name="ch8">
              <text:p>time (s)</text:p>
            </chart:title>
            <chart:grid chart:style-name="ch9" chart:class="major"/>
          </chart:axis>
          <chart:series chart:style-name="ch10" chart:values-cell-range-address="Sheet1.J25:Sheet1.J27" chart:label-cell-address="Sheet1.J24:Sheet1.J24" chart:class="chart:area">
            <chart:data-point chart:repeated="3"/>
          </chart:series>
          <chart:series chart:style-name="ch11" chart:values-cell-range-address="Sheet1.K25:Sheet1.K27" chart:label-cell-address="Sheet1.K24:Sheet1.K24" chart:class="chart:area">
            <chart:data-point chart:repeated="3"/>
          </chart:series>
          <chart:series chart:style-name="ch12" chart:values-cell-range-address="Sheet1.L25:Sheet1.L27" chart:label-cell-address="Sheet1.L24:Sheet1.L24" chart:class="chart:area">
            <chart:data-point chart:repeated="3"/>
          </chart:series>
          <chart:series chart:style-name="ch13" chart:values-cell-range-address="Sheet1.M25:Sheet1.M27" chart:label-cell-address="Sheet1.M24:Sheet1.M24" chart:class="chart:area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UP</text:p>
                <draw:g>
                  <svg:desc>Sheet1.J24:Sheet1.J24</svg:desc>
                </draw:g>
              </table:table-cell>
              <table:table-cell office:value-type="string">
                <text:p>UPLOAD</text:p>
                <draw:g>
                  <svg:desc>Sheet1.K24:Sheet1.K24</svg:desc>
                </draw:g>
              </table:table-cell>
              <table:table-cell office:value-type="string">
                <text:p>RESIZE</text:p>
                <draw:g>
                  <svg:desc>Sheet1.L24:Sheet1.L24</svg:desc>
                </draw:g>
              </table:table-cell>
              <table:table-cell office:value-type="string">
                <text:p>ACCESS</text:p>
                <draw:g>
                  <svg:desc>Sheet1.M24:Sheet1.M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NDARD</text:p>
                <draw:g>
                  <svg:desc>Sheet1.I25:Sheet1.I27</svg:desc>
                </draw:g>
              </table:table-cell>
              <table:table-cell office:value-type="float" office:value="0.0000167368">
                <text:p>0.0000167368</text:p>
                <draw:g>
                  <svg:desc>Sheet1.J25:Sheet1.J27</svg:desc>
                </draw:g>
              </table:table-cell>
              <table:table-cell office:value-type="float" office:value="0.1624847">
                <text:p>0.1624847</text:p>
                <draw:g>
                  <svg:desc>Sheet1.K25:Sheet1.K27</svg:desc>
                </draw:g>
              </table:table-cell>
              <table:table-cell office:value-type="float" office:value="0.1455765">
                <text:p>0.1455765</text:p>
                <draw:g>
                  <svg:desc>Sheet1.L25:Sheet1.L27</svg:desc>
                </draw:g>
              </table:table-cell>
              <table:table-cell office:value-type="float" office:value="0.01936963">
                <text:p>0.01936963</text:p>
                <draw:g>
                  <svg:desc>Sheet1.M25:Sheet1.M27</svg:desc>
                </draw:g>
              </table:table-cell>
            </table:table-row>
            <table:table-row>
              <table:table-cell office:value-type="string">
                <text:p>UNIFIED</text:p>
              </table:table-cell>
              <table:table-cell office:value-type="float" office:value="0.004774298">
                <text:p>0.004774298</text:p>
              </table:table-cell>
              <table:table-cell office:value-type="float" office:value="0.04746327">
                <text:p>0.04746327</text:p>
              </table:table-cell>
              <table:table-cell office:value-type="float" office:value="0.005146783">
                <text:p>0.005146783</text:p>
              </table:table-cell>
              <table:table-cell office:value-type="float" office:value="0.01520587">
                <text:p>0.01520587</text:p>
              </table:table-cell>
            </table:table-row>
            <table:table-row>
              <table:table-cell office:value-type="string">
                <text:p>PINNED</text:p>
              </table:table-cell>
              <table:table-cell office:value-type="float" office:value="0.008637741">
                <text:p>0.008637741</text:p>
              </table:table-cell>
              <table:table-cell office:value-type="float" office:value="0.04572379">
                <text:p>0.04572379</text:p>
              </table:table-cell>
              <table:table-cell office:value-type="float" office:value="0.005843924">
                <text:p>0.005843924</text:p>
              </table:table-cell>
              <table:table-cell office:value-type="float" office:value="0.009128293">
                <text:p>0.009128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